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69.4pt" svg:height="390.95pt" svg:x="2592.77pt" svg:y="130.82pt">
            <draw:object draw:notify-on-update-of-ranges="Sheet1.B5:Sheet1.B5 Sheet1.C5:Sheet1.M5 Sheet1.B6:Sheet1.B6 Sheet1.C6:Sheet1.M6 Sheet1.B7:Sheet1.B7 Sheet1.C7:Sheet1.M7 Sheet1.B8:Sheet1.B8 Sheet1.C8:Sheet1.M8 Sheet1.B9:Sheet1.B9 Sheet1.C9:Sheet1.M9 Sheet1.B10:Sheet1.B10 Sheet1.C10:Sheet1.M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64.72pt" svg:height="384.41pt" svg:x="1493.94pt" svg:y="166pt">
            <draw:object draw:notify-on-update-of-ranges="Sheet1.B13:Sheet1.B13 Sheet1.C13:Sheet1.M13 Sheet1.B14:Sheet1.B14 Sheet1.C14:Sheet1.M14 Sheet1.B15:Sheet1.B15 Sheet1.C15:Sheet1.M15 Sheet1.B16:Sheet1.B16 Sheet1.C16:Sheet1.M16 Sheet1.B17:Sheet1.B17 Sheet1.C17:Sheet1.M17 Sheet1.B18:Sheet1.B18 Sheet1.C18:Sheet1.M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69.4pt" svg:height="391.95pt" svg:x="1515.8pt" svg:y="621.52pt">
            <draw:object draw:notify-on-update-of-ranges="Sheet1.B21:Sheet1.B21 Sheet1.C21:Sheet1.M21 Sheet1.B22:Sheet1.B22 Sheet1.C22:Sheet1.M22 Sheet1.B23:Sheet1.B23 Sheet1.C23:Sheet1.M23 Sheet1.B24:Sheet1.B24 Sheet1.C24:Sheet1.M24 Sheet1.B25:Sheet1.B25 Sheet1.C25:Sheet1.M25 Sheet1.B26:Sheet1.B26 Sheet1.C26:Sheet1.M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61.61pt" svg:height="390.44pt" svg:x="2231.43pt" svg:y="169pt">
            <draw:object draw:notify-on-update-of-ranges="Sheet1.B29:Sheet1.B29 Sheet1.C29:Sheet1.M29 Sheet1.B30:Sheet1.B30 Sheet1.C30:Sheet1.M30 Sheet1.B31:Sheet1.B31 Sheet1.C31:Sheet1.M31 Sheet1.B32:Sheet1.B32 Sheet1.C32:Sheet1.M32 Sheet1.B33:Sheet1.B33 Sheet1.C33:Sheet1.M33 Sheet1.B34:Sheet1.B34 Sheet1.C34:Sheet1.M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[PAPI_L2_TCM] Level 2 cache misses</text:p>
          </table:table-cell>
          <table:table-cell office:value-type="string" calcext:value-type="string">
            <text:p>mm1.c</text:p>
          </table:table-cell>
          <table:table-cell office:value-type="string" calcext:value-type="string">
            <text:p>mm2.c</text:p>
          </table:table-cell>
          <table:table-cell office:value-type="string" calcext:value-type="string">
            <text:p>mm3.c</text:p>
          </table:table-cell>
          <table:table-cell office:value-type="string" calcext:value-type="string">
            <text:p>mm4.c</text:p>
          </table:table-cell>
          <table:table-cell office:value-type="string" calcext:value-type="string">
            <text:p>mm5.c</text:p>
          </table:table-cell>
          <table:table-cell office:value-type="string" calcext:value-type="string">
            <text:p>mm5a.c</text:p>
          </table:table-cell>
          <table:table-cell office:value-type="string" calcext:value-type="string">
            <text:p>mm5b.c</text:p>
          </table:table-cell>
          <table:table-cell office:value-type="string" calcext:value-type="string">
            <text:p>mm6.c</text:p>
          </table:table-cell>
          <table:table-cell office:value-type="string" calcext:value-type="string">
            <text:p>mm7.c</text:p>
          </table:table-cell>
          <table:table-cell office:value-type="string" calcext:value-type="string">
            <text:p>mm8.c</text:p>
          </table:table-cell>
          <table:table-cell office:value-type="string" calcext:value-type="string">
            <text:p>mm9.c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2233260" calcext:value-type="float">
            <text:p>12233260</text:p>
          </table:table-cell>
          <table:table-cell office:value-type="float" office:value="14430310" calcext:value-type="float">
            <text:p>14430310</text:p>
          </table:table-cell>
          <table:table-cell office:value-type="float" office:value="13636097" calcext:value-type="float">
            <text:p>13636097</text:p>
          </table:table-cell>
          <table:table-cell office:value-type="float" office:value="4637588" calcext:value-type="float">
            <text:p>4637588</text:p>
          </table:table-cell>
          <table:table-cell office:value-type="float" office:value="24202794" calcext:value-type="float">
            <text:p>24202794</text:p>
          </table:table-cell>
          <table:table-cell office:value-type="float" office:value="15299916" calcext:value-type="float">
            <text:p>15299916</text:p>
          </table:table-cell>
          <table:table-cell office:value-type="float" office:value="31270910" calcext:value-type="float">
            <text:p>31270910</text:p>
          </table:table-cell>
          <table:table-cell office:value-type="float" office:value="3680838" calcext:value-type="float">
            <text:p>3680838</text:p>
          </table:table-cell>
          <table:table-cell office:value-type="float" office:value="4163942" calcext:value-type="float">
            <text:p>4163942</text:p>
          </table:table-cell>
          <table:table-cell office:value-type="float" office:value="4059311" calcext:value-type="float">
            <text:p>4059311</text:p>
          </table:table-cell>
          <table:table-cell office:value-type="float" office:value="4109921" calcext:value-type="float">
            <text:p>4109921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05628187" calcext:value-type="float">
            <text:p>105628187</text:p>
          </table:table-cell>
          <table:table-cell office:value-type="float" office:value="95948602" calcext:value-type="float">
            <text:p>95948602</text:p>
          </table:table-cell>
          <table:table-cell office:value-type="float" office:value="91217096" calcext:value-type="float">
            <text:p>91217096</text:p>
          </table:table-cell>
          <table:table-cell office:value-type="float" office:value="94402170" calcext:value-type="float">
            <text:p>94402170</text:p>
          </table:table-cell>
          <table:table-cell office:value-type="float" office:value="87987520" calcext:value-type="float">
            <text:p>87987520</text:p>
          </table:table-cell>
          <table:table-cell office:value-type="float" office:value="89940606" calcext:value-type="float">
            <text:p>89940606</text:p>
          </table:table-cell>
          <table:table-cell office:value-type="float" office:value="88174504" calcext:value-type="float">
            <text:p>88174504</text:p>
          </table:table-cell>
          <table:table-cell office:value-type="float" office:value="7138104" calcext:value-type="float">
            <text:p>7138104</text:p>
          </table:table-cell>
          <table:table-cell office:value-type="float" office:value="7181806" calcext:value-type="float">
            <text:p>7181806</text:p>
          </table:table-cell>
          <table:table-cell office:value-type="float" office:value="7169355" calcext:value-type="float">
            <text:p>7169355</text:p>
          </table:table-cell>
          <table:table-cell office:value-type="float" office:value="7220230" calcext:value-type="float">
            <text:p>7220230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66316836" calcext:value-type="float">
            <text:p>66316836</text:p>
          </table:table-cell>
          <table:table-cell office:value-type="float" office:value="68616131" calcext:value-type="float">
            <text:p>68616131</text:p>
          </table:table-cell>
          <table:table-cell office:value-type="float" office:value="78176718" calcext:value-type="float">
            <text:p>78176718</text:p>
          </table:table-cell>
          <table:table-cell office:value-type="float" office:value="75178765" calcext:value-type="float">
            <text:p>75178765</text:p>
          </table:table-cell>
          <table:table-cell office:value-type="float" office:value="72872047" calcext:value-type="float">
            <text:p>72872047</text:p>
          </table:table-cell>
          <table:table-cell office:value-type="float" office:value="63757983" calcext:value-type="float">
            <text:p>63757983</text:p>
          </table:table-cell>
          <table:table-cell office:value-type="float" office:value="36298853" calcext:value-type="float">
            <text:p>36298853</text:p>
          </table:table-cell>
          <table:table-cell office:value-type="float" office:value="11350058" calcext:value-type="float">
            <text:p>11350058</text:p>
          </table:table-cell>
          <table:table-cell office:value-type="float" office:value="11419370" calcext:value-type="float">
            <text:p>11419370</text:p>
          </table:table-cell>
          <table:table-cell office:value-type="float" office:value="11404461" calcext:value-type="float">
            <text:p>11404461</text:p>
          </table:table-cell>
          <table:table-cell office:value-type="float" office:value="11407953" calcext:value-type="float">
            <text:p>1140795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52232170" calcext:value-type="float">
            <text:p>252232170</text:p>
          </table:table-cell>
          <table:table-cell office:value-type="float" office:value="227244221" calcext:value-type="float">
            <text:p>227244221</text:p>
          </table:table-cell>
          <table:table-cell office:value-type="float" office:value="226750811" calcext:value-type="float">
            <text:p>226750811</text:p>
          </table:table-cell>
          <table:table-cell office:value-type="float" office:value="224993000" calcext:value-type="float">
            <text:p>224993000</text:p>
          </table:table-cell>
          <table:table-cell office:value-type="float" office:value="205298233" calcext:value-type="float">
            <text:p>205298233</text:p>
          </table:table-cell>
          <table:table-cell office:value-type="float" office:value="210952731" calcext:value-type="float">
            <text:p>210952731</text:p>
          </table:table-cell>
          <table:table-cell office:value-type="float" office:value="199142810" calcext:value-type="float">
            <text:p>199142810</text:p>
          </table:table-cell>
          <table:table-cell office:value-type="float" office:value="17340398" calcext:value-type="float">
            <text:p>17340398</text:p>
          </table:table-cell>
          <table:table-cell office:value-type="float" office:value="17317353" calcext:value-type="float">
            <text:p>17317353</text:p>
          </table:table-cell>
          <table:table-cell office:value-type="float" office:value="17422876" calcext:value-type="float">
            <text:p>17422876</text:p>
          </table:table-cell>
          <table:table-cell office:value-type="float" office:value="18664746" calcext:value-type="float">
            <text:p>18664746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252837788" calcext:value-type="float">
            <text:p>252837788</text:p>
          </table:table-cell>
          <table:table-cell office:value-type="float" office:value="225667503" calcext:value-type="float">
            <text:p>225667503</text:p>
          </table:table-cell>
          <table:table-cell office:value-type="float" office:value="209275221" calcext:value-type="float">
            <text:p>209275221</text:p>
          </table:table-cell>
          <table:table-cell office:value-type="float" office:value="229478267" calcext:value-type="float">
            <text:p>229478267</text:p>
          </table:table-cell>
          <table:table-cell office:value-type="float" office:value="192437982" calcext:value-type="float">
            <text:p>192437982</text:p>
          </table:table-cell>
          <table:table-cell office:value-type="float" office:value="193777229" calcext:value-type="float">
            <text:p>193777229</text:p>
          </table:table-cell>
          <table:table-cell office:value-type="float" office:value="220405942" calcext:value-type="float">
            <text:p>220405942</text:p>
          </table:table-cell>
          <table:table-cell office:value-type="float" office:value="25012513" calcext:value-type="float">
            <text:p>25012513</text:p>
          </table:table-cell>
          <table:table-cell office:value-type="float" office:value="24347053" calcext:value-type="float">
            <text:p>24347053</text:p>
          </table:table-cell>
          <table:table-cell office:value-type="float" office:value="24940390" calcext:value-type="float">
            <text:p>24940390</text:p>
          </table:table-cell>
          <table:table-cell office:value-type="float" office:value="24633537" calcext:value-type="float">
            <text:p>2463353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[PAPI_L3_TCM] Level 3 cache misses</text:p>
          </table:table-cell>
          <table:table-cell office:value-type="string" calcext:value-type="string">
            <text:p>mm1.c</text:p>
          </table:table-cell>
          <table:table-cell office:value-type="string" calcext:value-type="string">
            <text:p>mm2.c</text:p>
          </table:table-cell>
          <table:table-cell office:value-type="string" calcext:value-type="string">
            <text:p>mm3.c</text:p>
          </table:table-cell>
          <table:table-cell office:value-type="string" calcext:value-type="string">
            <text:p>mm4.c</text:p>
          </table:table-cell>
          <table:table-cell office:value-type="string" calcext:value-type="string">
            <text:p>mm5.c</text:p>
          </table:table-cell>
          <table:table-cell office:value-type="string" calcext:value-type="string">
            <text:p>mm5a.c</text:p>
          </table:table-cell>
          <table:table-cell office:value-type="string" calcext:value-type="string">
            <text:p>mm5b.c</text:p>
          </table:table-cell>
          <table:table-cell office:value-type="string" calcext:value-type="string">
            <text:p>mm6.c</text:p>
          </table:table-cell>
          <table:table-cell office:value-type="string" calcext:value-type="string">
            <text:p>mm7.c</text:p>
          </table:table-cell>
          <table:table-cell office:value-type="string" calcext:value-type="string">
            <text:p>mm8.c</text:p>
          </table:table-cell>
          <table:table-cell office:value-type="string" calcext:value-type="string">
            <text:p>mm9.c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58658" calcext:value-type="float">
            <text:p>58658</text:p>
          </table:table-cell>
          <table:table-cell office:value-type="float" office:value="47996" calcext:value-type="float">
            <text:p>47996</text:p>
          </table:table-cell>
          <table:table-cell office:value-type="float" office:value="41082" calcext:value-type="float">
            <text:p>41082</text:p>
          </table:table-cell>
          <table:table-cell office:value-type="float" office:value="39132" calcext:value-type="float">
            <text:p>39132</text:p>
          </table:table-cell>
          <table:table-cell office:value-type="float" office:value="45577" calcext:value-type="float">
            <text:p>45577</text:p>
          </table:table-cell>
          <table:table-cell office:value-type="float" office:value="41192" calcext:value-type="float">
            <text:p>41192</text:p>
          </table:table-cell>
          <table:table-cell office:value-type="float" office:value="53163" calcext:value-type="float">
            <text:p>53163</text:p>
          </table:table-cell>
          <table:table-cell office:value-type="float" office:value="57115" calcext:value-type="float">
            <text:p>57115</text:p>
          </table:table-cell>
          <table:table-cell office:value-type="float" office:value="48121" calcext:value-type="float">
            <text:p>48121</text:p>
          </table:table-cell>
          <table:table-cell office:value-type="float" office:value="79304" calcext:value-type="float">
            <text:p>79304</text:p>
          </table:table-cell>
          <table:table-cell office:value-type="float" office:value="628320" calcext:value-type="float">
            <text:p>62832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60619" calcext:value-type="float">
            <text:p>60619</text:p>
          </table:table-cell>
          <table:table-cell office:value-type="float" office:value="22198" calcext:value-type="float">
            <text:p>22198</text:p>
          </table:table-cell>
          <table:table-cell office:value-type="float" office:value="34761" calcext:value-type="float">
            <text:p>34761</text:p>
          </table:table-cell>
          <table:table-cell office:value-type="float" office:value="15439" calcext:value-type="float">
            <text:p>15439</text:p>
          </table:table-cell>
          <table:table-cell office:value-type="float" office:value="31849" calcext:value-type="float">
            <text:p>31849</text:p>
          </table:table-cell>
          <table:table-cell office:value-type="float" office:value="30826" calcext:value-type="float">
            <text:p>30826</text:p>
          </table:table-cell>
          <table:table-cell office:value-type="float" office:value="253210" calcext:value-type="float">
            <text:p>253210</text:p>
          </table:table-cell>
          <table:table-cell office:value-type="float" office:value="132877" calcext:value-type="float">
            <text:p>132877</text:p>
          </table:table-cell>
          <table:table-cell office:value-type="float" office:value="114184" calcext:value-type="float">
            <text:p>114184</text:p>
          </table:table-cell>
          <table:table-cell office:value-type="float" office:value="23545" calcext:value-type="float">
            <text:p>23545</text:p>
          </table:table-cell>
          <table:table-cell office:value-type="float" office:value="602833" calcext:value-type="float">
            <text:p>602833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51325" calcext:value-type="float">
            <text:p>151325</text:p>
          </table:table-cell>
          <table:table-cell office:value-type="float" office:value="178960" calcext:value-type="float">
            <text:p>178960</text:p>
          </table:table-cell>
          <table:table-cell office:value-type="float" office:value="82538" calcext:value-type="float">
            <text:p>82538</text:p>
          </table:table-cell>
          <table:table-cell office:value-type="float" office:value="80780" calcext:value-type="float">
            <text:p>80780</text:p>
          </table:table-cell>
          <table:table-cell office:value-type="float" office:value="30069" calcext:value-type="float">
            <text:p>30069</text:p>
          </table:table-cell>
          <table:table-cell office:value-type="float" office:value="663329" calcext:value-type="float">
            <text:p>663329</text:p>
          </table:table-cell>
          <table:table-cell office:value-type="float" office:value="2073655" calcext:value-type="float">
            <text:p>2073655</text:p>
          </table:table-cell>
          <table:table-cell office:value-type="float" office:value="1643389" calcext:value-type="float">
            <text:p>1643389</text:p>
          </table:table-cell>
          <table:table-cell office:value-type="float" office:value="314583" calcext:value-type="float">
            <text:p>314583</text:p>
          </table:table-cell>
          <table:table-cell office:value-type="float" office:value="156945" calcext:value-type="float">
            <text:p>156945</text:p>
          </table:table-cell>
          <table:table-cell office:value-type="float" office:value="41466" calcext:value-type="float">
            <text:p>4146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1155328" calcext:value-type="float">
            <text:p>21155328</text:p>
          </table:table-cell>
          <table:table-cell office:value-type="float" office:value="4639755" calcext:value-type="float">
            <text:p>4639755</text:p>
          </table:table-cell>
          <table:table-cell office:value-type="float" office:value="13602450" calcext:value-type="float">
            <text:p>13602450</text:p>
          </table:table-cell>
          <table:table-cell office:value-type="float" office:value="22048315" calcext:value-type="float">
            <text:p>22048315</text:p>
          </table:table-cell>
          <table:table-cell office:value-type="float" office:value="8200011" calcext:value-type="float">
            <text:p>8200011</text:p>
          </table:table-cell>
          <table:table-cell office:value-type="float" office:value="15297726" calcext:value-type="float">
            <text:p>15297726</text:p>
          </table:table-cell>
          <table:table-cell office:value-type="float" office:value="57109279" calcext:value-type="float">
            <text:p>57109279</text:p>
          </table:table-cell>
          <table:table-cell office:value-type="float" office:value="6957483" calcext:value-type="float">
            <text:p>6957483</text:p>
          </table:table-cell>
          <table:table-cell office:value-type="float" office:value="1750621" calcext:value-type="float">
            <text:p>1750621</text:p>
          </table:table-cell>
          <table:table-cell office:value-type="float" office:value="1306859" calcext:value-type="float">
            <text:p>1306859</text:p>
          </table:table-cell>
          <table:table-cell office:value-type="float" office:value="1000708" calcext:value-type="float">
            <text:p>1000708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6210034" calcext:value-type="float">
            <text:p>6210034</text:p>
          </table:table-cell>
          <table:table-cell office:value-type="float" office:value="16885008" calcext:value-type="float">
            <text:p>16885008</text:p>
          </table:table-cell>
          <table:table-cell office:value-type="float" office:value="16160492" calcext:value-type="float">
            <text:p>16160492</text:p>
          </table:table-cell>
          <table:table-cell office:value-type="float" office:value="8032919" calcext:value-type="float">
            <text:p>8032919</text:p>
          </table:table-cell>
          <table:table-cell office:value-type="float" office:value="5788335" calcext:value-type="float">
            <text:p>5788335</text:p>
          </table:table-cell>
          <table:table-cell office:value-type="float" office:value="6400409" calcext:value-type="float">
            <text:p>6400409</text:p>
          </table:table-cell>
          <table:table-cell office:value-type="float" office:value="11862426" calcext:value-type="float">
            <text:p>11862426</text:p>
          </table:table-cell>
          <table:table-cell office:value-type="float" office:value="12938312" calcext:value-type="float">
            <text:p>12938312</text:p>
          </table:table-cell>
          <table:table-cell office:value-type="float" office:value="4727671" calcext:value-type="float">
            <text:p>4727671</text:p>
          </table:table-cell>
          <table:table-cell office:value-type="float" office:value="5397602" calcext:value-type="float">
            <text:p>5397602</text:p>
          </table:table-cell>
          <table:table-cell office:value-type="float" office:value="2481875" calcext:value-type="float">
            <text:p>248187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[PAPI_L1_DCM] Level 1 data cache misses</text:p>
            <text:p/>
          </table:table-cell>
          <table:table-cell office:value-type="string" calcext:value-type="string">
            <text:p>mm1.c</text:p>
          </table:table-cell>
          <table:table-cell office:value-type="string" calcext:value-type="string">
            <text:p>mm2.c</text:p>
          </table:table-cell>
          <table:table-cell office:value-type="string" calcext:value-type="string">
            <text:p>mm3.c</text:p>
          </table:table-cell>
          <table:table-cell office:value-type="string" calcext:value-type="string">
            <text:p>mm4.c</text:p>
          </table:table-cell>
          <table:table-cell office:value-type="string" calcext:value-type="string">
            <text:p>mm5.c</text:p>
          </table:table-cell>
          <table:table-cell office:value-type="string" calcext:value-type="string">
            <text:p>mm5a.c</text:p>
          </table:table-cell>
          <table:table-cell office:value-type="string" calcext:value-type="string">
            <text:p>mm5b.c</text:p>
          </table:table-cell>
          <table:table-cell office:value-type="string" calcext:value-type="string">
            <text:p>mm6.c</text:p>
          </table:table-cell>
          <table:table-cell office:value-type="string" calcext:value-type="string">
            <text:p>mm7.c</text:p>
          </table:table-cell>
          <table:table-cell office:value-type="string" calcext:value-type="string">
            <text:p>mm8.c</text:p>
          </table:table-cell>
          <table:table-cell office:value-type="string" calcext:value-type="string">
            <text:p>mm9.c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3458267" calcext:value-type="float">
            <text:p>33458267</text:p>
          </table:table-cell>
          <table:table-cell office:value-type="float" office:value="33477490" calcext:value-type="float">
            <text:p>33477490</text:p>
          </table:table-cell>
          <table:table-cell office:value-type="float" office:value="33462790" calcext:value-type="float">
            <text:p>33462790</text:p>
          </table:table-cell>
          <table:table-cell office:value-type="float" office:value="33489072" calcext:value-type="float">
            <text:p>33489072</text:p>
          </table:table-cell>
          <table:table-cell office:value-type="float" office:value="33476487" calcext:value-type="float">
            <text:p>33476487</text:p>
          </table:table-cell>
          <table:table-cell office:value-type="float" office:value="33453648" calcext:value-type="float">
            <text:p>33453648</text:p>
          </table:table-cell>
          <table:table-cell office:value-type="float" office:value="33456477" calcext:value-type="float">
            <text:p>33456477</text:p>
          </table:table-cell>
          <table:table-cell office:value-type="float" office:value="4111546" calcext:value-type="float">
            <text:p>4111546</text:p>
          </table:table-cell>
          <table:table-cell office:value-type="float" office:value="4184513" calcext:value-type="float">
            <text:p>4184513</text:p>
          </table:table-cell>
          <table:table-cell office:value-type="float" office:value="4190831" calcext:value-type="float">
            <text:p>4190831</text:p>
          </table:table-cell>
          <table:table-cell office:value-type="float" office:value="4584583" calcext:value-type="float">
            <text:p>4584583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7257237" calcext:value-type="float">
            <text:p>57257237</text:p>
          </table:table-cell>
          <table:table-cell office:value-type="float" office:value="57274126" calcext:value-type="float">
            <text:p>57274126</text:p>
          </table:table-cell>
          <table:table-cell office:value-type="float" office:value="57279213" calcext:value-type="float">
            <text:p>57279213</text:p>
          </table:table-cell>
          <table:table-cell office:value-type="float" office:value="57296294" calcext:value-type="float">
            <text:p>57296294</text:p>
          </table:table-cell>
          <table:table-cell office:value-type="float" office:value="57329098" calcext:value-type="float">
            <text:p>57329098</text:p>
          </table:table-cell>
          <table:table-cell office:value-type="float" office:value="57309908" calcext:value-type="float">
            <text:p>57309908</text:p>
          </table:table-cell>
          <table:table-cell office:value-type="float" office:value="57317296" calcext:value-type="float">
            <text:p>57317296</text:p>
          </table:table-cell>
          <table:table-cell office:value-type="float" office:value="7098149" calcext:value-type="float">
            <text:p>7098149</text:p>
          </table:table-cell>
          <table:table-cell office:value-type="float" office:value="7196679" calcext:value-type="float">
            <text:p>7196679</text:p>
          </table:table-cell>
          <table:table-cell office:value-type="float" office:value="7304663" calcext:value-type="float">
            <text:p>7304663</text:p>
          </table:table-cell>
          <table:table-cell office:value-type="float" office:value="7902466" calcext:value-type="float">
            <text:p>7902466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91640103" calcext:value-type="float">
            <text:p>91640103</text:p>
          </table:table-cell>
          <table:table-cell office:value-type="float" office:value="91726213" calcext:value-type="float">
            <text:p>91726213</text:p>
          </table:table-cell>
          <table:table-cell office:value-type="float" office:value="91701099" calcext:value-type="float">
            <text:p>91701099</text:p>
          </table:table-cell>
          <table:table-cell office:value-type="float" office:value="91750308" calcext:value-type="float">
            <text:p>91750308</text:p>
          </table:table-cell>
          <table:table-cell office:value-type="float" office:value="91759195" calcext:value-type="float">
            <text:p>91759195</text:p>
          </table:table-cell>
          <table:table-cell office:value-type="float" office:value="91731794" calcext:value-type="float">
            <text:p>91731794</text:p>
          </table:table-cell>
          <table:table-cell office:value-type="float" office:value="91713801" calcext:value-type="float">
            <text:p>91713801</text:p>
          </table:table-cell>
          <table:table-cell office:value-type="float" office:value="11274043" calcext:value-type="float">
            <text:p>11274043</text:p>
          </table:table-cell>
          <table:table-cell office:value-type="float" office:value="11594568" calcext:value-type="float">
            <text:p>11594568</text:p>
          </table:table-cell>
          <table:table-cell office:value-type="float" office:value="11776160" calcext:value-type="float">
            <text:p>11776160</text:p>
          </table:table-cell>
          <table:table-cell office:value-type="float" office:value="12422250" calcext:value-type="float">
            <text:p>1242225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34980985" calcext:value-type="float">
            <text:p>134980985</text:p>
          </table:table-cell>
          <table:table-cell office:value-type="float" office:value="135111751" calcext:value-type="float">
            <text:p>135111751</text:p>
          </table:table-cell>
          <table:table-cell office:value-type="float" office:value="135367172" calcext:value-type="float">
            <text:p>135367172</text:p>
          </table:table-cell>
          <table:table-cell office:value-type="float" office:value="135538142" calcext:value-type="float">
            <text:p>135538142</text:p>
          </table:table-cell>
          <table:table-cell office:value-type="float" office:value="135374913" calcext:value-type="float">
            <text:p>135374913</text:p>
          </table:table-cell>
          <table:table-cell office:value-type="float" office:value="135508559" calcext:value-type="float">
            <text:p>135508559</text:p>
          </table:table-cell>
          <table:table-cell office:value-type="float" office:value="135125043" calcext:value-type="float">
            <text:p>135125043</text:p>
          </table:table-cell>
          <table:table-cell office:value-type="float" office:value="16932843" calcext:value-type="float">
            <text:p>16932843</text:p>
          </table:table-cell>
          <table:table-cell office:value-type="float" office:value="33882814" calcext:value-type="float">
            <text:p>33882814</text:p>
          </table:table-cell>
          <table:table-cell office:value-type="float" office:value="31478833" calcext:value-type="float">
            <text:p>31478833</text:p>
          </table:table-cell>
          <table:table-cell office:value-type="float" office:value="34562738" calcext:value-type="float">
            <text:p>34562738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194807499" calcext:value-type="float">
            <text:p>194807499</text:p>
          </table:table-cell>
          <table:table-cell office:value-type="float" office:value="194946909" calcext:value-type="float">
            <text:p>194946909</text:p>
          </table:table-cell>
          <table:table-cell office:value-type="float" office:value="194933109" calcext:value-type="float">
            <text:p>194933109</text:p>
          </table:table-cell>
          <table:table-cell office:value-type="float" office:value="195068266" calcext:value-type="float">
            <text:p>195068266</text:p>
          </table:table-cell>
          <table:table-cell office:value-type="float" office:value="194934234" calcext:value-type="float">
            <text:p>194934234</text:p>
          </table:table-cell>
          <table:table-cell office:value-type="float" office:value="194859099" calcext:value-type="float">
            <text:p>194859099</text:p>
          </table:table-cell>
          <table:table-cell office:value-type="float" office:value="194857606" calcext:value-type="float">
            <text:p>194857606</text:p>
          </table:table-cell>
          <table:table-cell office:value-type="float" office:value="24054542" calcext:value-type="float">
            <text:p>24054542</text:p>
          </table:table-cell>
          <table:table-cell office:value-type="float" office:value="27441616" calcext:value-type="float">
            <text:p>27441616</text:p>
          </table:table-cell>
          <table:table-cell office:value-type="float" office:value="27493223" calcext:value-type="float">
            <text:p>27493223</text:p>
          </table:table-cell>
          <table:table-cell office:value-type="float" office:value="26204028" calcext:value-type="float">
            <text:p>262040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[PAPI_STL_ICY] Cycles with no instruction issue</text:p>
            <text:p/>
          </table:table-cell>
          <table:table-cell office:value-type="string" calcext:value-type="string">
            <text:p>mm1.c</text:p>
          </table:table-cell>
          <table:table-cell office:value-type="string" calcext:value-type="string">
            <text:p>mm2.c</text:p>
          </table:table-cell>
          <table:table-cell office:value-type="string" calcext:value-type="string">
            <text:p>mm3.c</text:p>
          </table:table-cell>
          <table:table-cell office:value-type="string" calcext:value-type="string">
            <text:p>mm4.c</text:p>
          </table:table-cell>
          <table:table-cell office:value-type="string" calcext:value-type="string">
            <text:p>mm5.c</text:p>
          </table:table-cell>
          <table:table-cell office:value-type="string" calcext:value-type="string">
            <text:p>mm5a.c</text:p>
          </table:table-cell>
          <table:table-cell office:value-type="string" calcext:value-type="string">
            <text:p>mm5b.c</text:p>
          </table:table-cell>
          <table:table-cell office:value-type="string" calcext:value-type="string">
            <text:p>mm6.c</text:p>
          </table:table-cell>
          <table:table-cell office:value-type="string" calcext:value-type="string">
            <text:p>mm7.c</text:p>
          </table:table-cell>
          <table:table-cell office:value-type="string" calcext:value-type="string">
            <text:p>mm8.c</text:p>
          </table:table-cell>
          <table:table-cell office:value-type="string" calcext:value-type="string">
            <text:p>mm9.c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574690" calcext:value-type="float">
            <text:p>574690</text:p>
          </table:table-cell>
          <table:table-cell office:value-type="float" office:value="571327" calcext:value-type="float">
            <text:p>571327</text:p>
          </table:table-cell>
          <table:table-cell office:value-type="float" office:value="588744" calcext:value-type="float">
            <text:p>588744</text:p>
          </table:table-cell>
          <table:table-cell office:value-type="float" office:value="570794" calcext:value-type="float">
            <text:p>570794</text:p>
          </table:table-cell>
          <table:table-cell office:value-type="float" office:value="243584" calcext:value-type="float">
            <text:p>243584</text:p>
          </table:table-cell>
          <table:table-cell office:value-type="float" office:value="182057" calcext:value-type="float">
            <text:p>182057</text:p>
          </table:table-cell>
          <table:table-cell office:value-type="float" office:value="146540" calcext:value-type="float">
            <text:p>146540</text:p>
          </table:table-cell>
          <table:table-cell office:value-type="float" office:value="316202" calcext:value-type="float">
            <text:p>316202</text:p>
          </table:table-cell>
          <table:table-cell office:value-type="float" office:value="994886" calcext:value-type="float">
            <text:p>994886</text:p>
          </table:table-cell>
          <table:table-cell office:value-type="float" office:value="542483" calcext:value-type="float">
            <text:p>542483</text:p>
          </table:table-cell>
          <table:table-cell office:value-type="float" office:value="825683" calcext:value-type="float">
            <text:p>825683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710966" calcext:value-type="float">
            <text:p>710966</text:p>
          </table:table-cell>
          <table:table-cell office:value-type="float" office:value="686063" calcext:value-type="float">
            <text:p>686063</text:p>
          </table:table-cell>
          <table:table-cell office:value-type="float" office:value="718558" calcext:value-type="float">
            <text:p>718558</text:p>
          </table:table-cell>
          <table:table-cell office:value-type="float" office:value="665870" calcext:value-type="float">
            <text:p>665870</text:p>
          </table:table-cell>
          <table:table-cell office:value-type="float" office:value="1163203" calcext:value-type="float">
            <text:p>1163203</text:p>
          </table:table-cell>
          <table:table-cell office:value-type="float" office:value="845190" calcext:value-type="float">
            <text:p>845190</text:p>
          </table:table-cell>
          <table:table-cell office:value-type="float" office:value="1813140" calcext:value-type="float">
            <text:p>1813140</text:p>
          </table:table-cell>
          <table:table-cell office:value-type="float" office:value="885442" calcext:value-type="float">
            <text:p>885442</text:p>
          </table:table-cell>
          <table:table-cell office:value-type="float" office:value="2413430" calcext:value-type="float">
            <text:p>2413430</text:p>
          </table:table-cell>
          <table:table-cell office:value-type="float" office:value="305704" calcext:value-type="float">
            <text:p>305704</text:p>
          </table:table-cell>
          <table:table-cell office:value-type="float" office:value="754279" calcext:value-type="float">
            <text:p>754279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087695" calcext:value-type="float">
            <text:p>1087695</text:p>
          </table:table-cell>
          <table:table-cell office:value-type="float" office:value="1460174" calcext:value-type="float">
            <text:p>1460174</text:p>
          </table:table-cell>
          <table:table-cell office:value-type="float" office:value="1041105" calcext:value-type="float">
            <text:p>1041105</text:p>
          </table:table-cell>
          <table:table-cell office:value-type="float" office:value="1003133" calcext:value-type="float">
            <text:p>1003133</text:p>
          </table:table-cell>
          <table:table-cell office:value-type="float" office:value="1098344" calcext:value-type="float">
            <text:p>1098344</text:p>
          </table:table-cell>
          <table:table-cell office:value-type="float" office:value="1564567" calcext:value-type="float">
            <text:p>1564567</text:p>
          </table:table-cell>
          <table:table-cell office:value-type="float" office:value="2036835" calcext:value-type="float">
            <text:p>2036835</text:p>
          </table:table-cell>
          <table:table-cell office:value-type="float" office:value="1439248" calcext:value-type="float">
            <text:p>1439248</text:p>
          </table:table-cell>
          <table:table-cell office:value-type="float" office:value="3525946" calcext:value-type="float">
            <text:p>3525946</text:p>
          </table:table-cell>
          <table:table-cell office:value-type="float" office:value="453920" calcext:value-type="float">
            <text:p>453920</text:p>
          </table:table-cell>
          <table:table-cell office:value-type="float" office:value="751722" calcext:value-type="float">
            <text:p>75172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197954" calcext:value-type="float">
            <text:p>10197954</text:p>
          </table:table-cell>
          <table:table-cell office:value-type="float" office:value="3819614" calcext:value-type="float">
            <text:p>3819614</text:p>
          </table:table-cell>
          <table:table-cell office:value-type="float" office:value="9238572" calcext:value-type="float">
            <text:p>9238572</text:p>
          </table:table-cell>
          <table:table-cell office:value-type="float" office:value="10125358" calcext:value-type="float">
            <text:p>10125358</text:p>
          </table:table-cell>
          <table:table-cell office:value-type="float" office:value="2434339" calcext:value-type="float">
            <text:p>2434339</text:p>
          </table:table-cell>
          <table:table-cell office:value-type="float" office:value="12761935" calcext:value-type="float">
            <text:p>12761935</text:p>
          </table:table-cell>
          <table:table-cell office:value-type="float" office:value="5302579" calcext:value-type="float">
            <text:p>5302579</text:p>
          </table:table-cell>
          <table:table-cell office:value-type="float" office:value="3445745" calcext:value-type="float">
            <text:p>3445745</text:p>
          </table:table-cell>
          <table:table-cell office:value-type="float" office:value="6958475" calcext:value-type="float">
            <text:p>6958475</text:p>
          </table:table-cell>
          <table:table-cell office:value-type="float" office:value="16616030" calcext:value-type="float">
            <text:p>16616030</text:p>
          </table:table-cell>
          <table:table-cell office:value-type="float" office:value="1733726" calcext:value-type="float">
            <text:p>1733726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4907872" calcext:value-type="float">
            <text:p>4907872</text:p>
          </table:table-cell>
          <table:table-cell office:value-type="float" office:value="4866331" calcext:value-type="float">
            <text:p>4866331</text:p>
          </table:table-cell>
          <table:table-cell office:value-type="float" office:value="6075325" calcext:value-type="float">
            <text:p>6075325</text:p>
          </table:table-cell>
          <table:table-cell office:value-type="float" office:value="6692527" calcext:value-type="float">
            <text:p>6692527</text:p>
          </table:table-cell>
          <table:table-cell office:value-type="float" office:value="4667006" calcext:value-type="float">
            <text:p>4667006</text:p>
          </table:table-cell>
          <table:table-cell office:value-type="float" office:value="6861972" calcext:value-type="float">
            <text:p>6861972</text:p>
          </table:table-cell>
          <table:table-cell office:value-type="float" office:value="6673276" calcext:value-type="float">
            <text:p>6673276</text:p>
          </table:table-cell>
          <table:table-cell office:value-type="float" office:value="6417604" calcext:value-type="float">
            <text:p>6417604</text:p>
          </table:table-cell>
          <table:table-cell office:value-type="float" office:value="12504629" calcext:value-type="float">
            <text:p>12504629</text:p>
          </table:table-cell>
          <table:table-cell office:value-type="float" office:value="8991265" calcext:value-type="float">
            <text:p>8991265</text:p>
          </table:table-cell>
          <table:table-cell office:value-type="float" office:value="2403319" calcext:value-type="float">
            <text:p>2403319</text:p>
          </table:table-cell>
        </table:table-row>
      </table:table>
      <table:named-expressions/>
      <table:database-ranges>
        <table:database-range table:name="__Anonymous_DB__1" table:target-range-address="Sheet1.E27:Sheet1.E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5-11-06T17:26:09.891620987</meta:creation-date>
    <dc:date>2015-11-06T19:03:02.250585188</dc:date>
    <dc:creator>Live user</dc:creator>
    <meta:editing-duration>PT21M20S</meta:editing-duration>
    <meta:editing-cycles>4</meta:editing-cycles>
    <meta:generator>LibreOffice/4.4.3.2$Linux_X86_64 LibreOffice_project/40m0$Build-2</meta:generator>
    <meta:document-statistic meta:table-count="1" meta:cell-count="2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16cm" svg:height="13.793cm" xlink:href=".." xlink:type="simple" chart:class="chart:scatter" chart:style-name="ch1">
        <chart:title svg:x="7.941cm" svg:y="0.411cm" chart:style-name="ch2">
          <text:p>[PAPI_L2_TCM] Level 2 cache misses</text:p>
        </chart:title>
        <chart:subtitle svg:x="21.246cm" svg:y="4.385cm" chart:style-name="ch3">
          <text:p> matrix size</text:p>
        </chart:subtitle>
        <chart:legend chart:legend-position="end" svg:x="21.716cm" svg:y="5.601cm" style:legend-expansion="high" chart:style-name="ch4"/>
        <chart:plot-area chart:style-name="ch5" table:cell-range-address="Sheet1.B5:Sheet1.M10" chart:data-source-has-labels="both" svg:x="1.483cm" svg:y="2.475cm" svg:width="19.761cm" svg:height="10.062cm">
          <chartooo:coordinate-region svg:x="3.401cm" svg:y="2.674cm" svg:width="17.656cm" svg:height="9.216cm"/>
          <chart:axis chart:dimension="x" chart:name="primary-x" chart:style-name="ch6" chartooo:axis-type="auto">
            <chart:title svg:x="10.737cm" svg:y="12.812cm" chart:style-name="ch7">
              <text:p>mm{x}.c</text:p>
            </chart:title>
            <chart:categories table:cell-range-address="Sheet1.C5:Sheet1.M5"/>
            <chart:grid chart:style-name="ch8" chart:class="major"/>
          </chart:axis>
          <chart:axis chart:dimension="y" chart:name="primary-y" chart:style-name="ch6">
            <chart:title svg:x="0.451cm" svg:y="7.96cm" chart:style-name="ch9">
              <text:p>value</text:p>
            </chart:title>
            <chart:grid chart:style-name="ch8" chart:class="major"/>
          </chart:axis>
          <chart:series chart:style-name="ch10" chart:values-cell-range-address="Sheet1.C6:Sheet1.M6" chart:label-cell-address="Sheet1.B6:Sheet1.B6" chart:class="chart:scatter">
            <chart:data-point chart:repeated="11"/>
          </chart:series>
          <chart:series chart:style-name="ch11" chart:values-cell-range-address="Sheet1.C7:Sheet1.M7" chart:label-cell-address="Sheet1.B7:Sheet1.B7" chart:class="chart:scatter">
            <chart:data-point chart:repeated="11"/>
          </chart:series>
          <chart:series chart:style-name="ch12" chart:values-cell-range-address="Sheet1.C8:Sheet1.M8" chart:label-cell-address="Sheet1.B8:Sheet1.B8" chart:class="chart:scatter">
            <chart:data-point chart:repeated="11"/>
          </chart:series>
          <chart:series chart:style-name="ch13" chart:values-cell-range-address="Sheet1.C9:Sheet1.M9" chart:label-cell-address="Sheet1.B9:Sheet1.B9" chart:class="chart:scatter">
            <chart:data-point chart:repeated="11"/>
          </chart:series>
          <chart:series chart:style-name="ch14" chart:values-cell-range-address="Sheet1.C10:Sheet1.M10" chart:label-cell-address="Sheet1.B10:Sheet1.B10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  <draw:g>
                  <svg:desc>Sheet1.C5:Sheet1.M5</svg:desc>
                </draw:g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  <draw:g>
                  <svg:desc>Sheet1.B6:Sheet1.B6</svg:desc>
                </draw:g>
              </table:table-cell>
              <table:table-cell office:value-type="float" office:value="12233260">
                <text:p>12233260</text:p>
                <draw:g>
                  <svg:desc>Sheet1.C6:Sheet1.M6</svg:desc>
                </draw:g>
              </table:table-cell>
              <table:table-cell office:value-type="float" office:value="14430310">
                <text:p>14430310</text:p>
              </table:table-cell>
              <table:table-cell office:value-type="float" office:value="13636097">
                <text:p>13636097</text:p>
              </table:table-cell>
              <table:table-cell office:value-type="float" office:value="4637588">
                <text:p>4637588</text:p>
              </table:table-cell>
              <table:table-cell office:value-type="float" office:value="24202794">
                <text:p>24202794</text:p>
              </table:table-cell>
              <table:table-cell office:value-type="float" office:value="15299916">
                <text:p>15299916</text:p>
              </table:table-cell>
              <table:table-cell office:value-type="float" office:value="31270910">
                <text:p>31270910</text:p>
              </table:table-cell>
              <table:table-cell office:value-type="float" office:value="3680838">
                <text:p>3680838</text:p>
              </table:table-cell>
              <table:table-cell office:value-type="float" office:value="4163942">
                <text:p>4163942</text:p>
              </table:table-cell>
              <table:table-cell office:value-type="float" office:value="4059311">
                <text:p>4059311</text:p>
              </table:table-cell>
              <table:table-cell office:value-type="float" office:value="4109921">
                <text:p>4109921</text:p>
              </table:table-cell>
            </table:table-row>
            <table:table-row>
              <table:table-cell office:value-type="string">
                <text:p>384</text:p>
                <draw:g>
                  <svg:desc>Sheet1.B7:Sheet1.B7</svg:desc>
                </draw:g>
              </table:table-cell>
              <table:table-cell office:value-type="float" office:value="105628187">
                <text:p>105628187</text:p>
                <draw:g>
                  <svg:desc>Sheet1.C7:Sheet1.M7</svg:desc>
                </draw:g>
              </table:table-cell>
              <table:table-cell office:value-type="float" office:value="95948602">
                <text:p>95948602</text:p>
              </table:table-cell>
              <table:table-cell office:value-type="float" office:value="91217096">
                <text:p>91217096</text:p>
              </table:table-cell>
              <table:table-cell office:value-type="float" office:value="94402170">
                <text:p>94402170</text:p>
              </table:table-cell>
              <table:table-cell office:value-type="float" office:value="87987520">
                <text:p>87987520</text:p>
              </table:table-cell>
              <table:table-cell office:value-type="float" office:value="89940606">
                <text:p>89940606</text:p>
              </table:table-cell>
              <table:table-cell office:value-type="float" office:value="88174504">
                <text:p>88174504</text:p>
              </table:table-cell>
              <table:table-cell office:value-type="float" office:value="7138104">
                <text:p>7138104</text:p>
              </table:table-cell>
              <table:table-cell office:value-type="float" office:value="7181806">
                <text:p>7181806</text:p>
              </table:table-cell>
              <table:table-cell office:value-type="float" office:value="7169355">
                <text:p>7169355</text:p>
              </table:table-cell>
              <table:table-cell office:value-type="float" office:value="7220230">
                <text:p>7220230</text:p>
              </table:table-cell>
            </table:table-row>
            <table:table-row>
              <table:table-cell office:value-type="string">
                <text:p>448</text:p>
                <draw:g>
                  <svg:desc>Sheet1.B8:Sheet1.B8</svg:desc>
                </draw:g>
              </table:table-cell>
              <table:table-cell office:value-type="float" office:value="66316836">
                <text:p>66316836</text:p>
                <draw:g>
                  <svg:desc>Sheet1.C8:Sheet1.M8</svg:desc>
                </draw:g>
              </table:table-cell>
              <table:table-cell office:value-type="float" office:value="68616131">
                <text:p>68616131</text:p>
              </table:table-cell>
              <table:table-cell office:value-type="float" office:value="78176718">
                <text:p>78176718</text:p>
              </table:table-cell>
              <table:table-cell office:value-type="float" office:value="75178765">
                <text:p>75178765</text:p>
              </table:table-cell>
              <table:table-cell office:value-type="float" office:value="72872047">
                <text:p>72872047</text:p>
              </table:table-cell>
              <table:table-cell office:value-type="float" office:value="63757983">
                <text:p>63757983</text:p>
              </table:table-cell>
              <table:table-cell office:value-type="float" office:value="36298853">
                <text:p>36298853</text:p>
              </table:table-cell>
              <table:table-cell office:value-type="float" office:value="11350058">
                <text:p>11350058</text:p>
              </table:table-cell>
              <table:table-cell office:value-type="float" office:value="11419370">
                <text:p>11419370</text:p>
              </table:table-cell>
              <table:table-cell office:value-type="float" office:value="11404461">
                <text:p>11404461</text:p>
              </table:table-cell>
              <table:table-cell office:value-type="float" office:value="11407953">
                <text:p>11407953</text:p>
              </table:table-cell>
            </table:table-row>
            <table:table-row>
              <table:table-cell office:value-type="string">
                <text:p>512</text:p>
                <draw:g>
                  <svg:desc>Sheet1.B9:Sheet1.B9</svg:desc>
                </draw:g>
              </table:table-cell>
              <table:table-cell office:value-type="float" office:value="252232170">
                <text:p>252232170</text:p>
                <draw:g>
                  <svg:desc>Sheet1.C9:Sheet1.M9</svg:desc>
                </draw:g>
              </table:table-cell>
              <table:table-cell office:value-type="float" office:value="227244221">
                <text:p>227244221</text:p>
              </table:table-cell>
              <table:table-cell office:value-type="float" office:value="226750811">
                <text:p>226750811</text:p>
              </table:table-cell>
              <table:table-cell office:value-type="float" office:value="224993000">
                <text:p>224993000</text:p>
              </table:table-cell>
              <table:table-cell office:value-type="float" office:value="205298233">
                <text:p>205298233</text:p>
              </table:table-cell>
              <table:table-cell office:value-type="float" office:value="210952731">
                <text:p>210952731</text:p>
              </table:table-cell>
              <table:table-cell office:value-type="float" office:value="199142810">
                <text:p>199142810</text:p>
              </table:table-cell>
              <table:table-cell office:value-type="float" office:value="17340398">
                <text:p>17340398</text:p>
              </table:table-cell>
              <table:table-cell office:value-type="float" office:value="17317353">
                <text:p>17317353</text:p>
              </table:table-cell>
              <table:table-cell office:value-type="float" office:value="17422876">
                <text:p>17422876</text:p>
              </table:table-cell>
              <table:table-cell office:value-type="float" office:value="18664746">
                <text:p>18664746</text:p>
              </table:table-cell>
            </table:table-row>
            <table:table-row>
              <table:table-cell office:value-type="string">
                <text:p>576</text:p>
                <draw:g>
                  <svg:desc>Sheet1.B10:Sheet1.B10</svg:desc>
                </draw:g>
              </table:table-cell>
              <table:table-cell office:value-type="float" office:value="252837788">
                <text:p>252837788</text:p>
                <draw:g>
                  <svg:desc>Sheet1.C10:Sheet1.M10</svg:desc>
                </draw:g>
              </table:table-cell>
              <table:table-cell office:value-type="float" office:value="225667503">
                <text:p>225667503</text:p>
              </table:table-cell>
              <table:table-cell office:value-type="float" office:value="209275221">
                <text:p>209275221</text:p>
              </table:table-cell>
              <table:table-cell office:value-type="float" office:value="229478267">
                <text:p>229478267</text:p>
              </table:table-cell>
              <table:table-cell office:value-type="float" office:value="192437982">
                <text:p>192437982</text:p>
              </table:table-cell>
              <table:table-cell office:value-type="float" office:value="193777229">
                <text:p>193777229</text:p>
              </table:table-cell>
              <table:table-cell office:value-type="float" office:value="220405942">
                <text:p>220405942</text:p>
              </table:table-cell>
              <table:table-cell office:value-type="float" office:value="25012513">
                <text:p>25012513</text:p>
              </table:table-cell>
              <table:table-cell office:value-type="float" office:value="24347053">
                <text:p>24347053</text:p>
              </table:table-cell>
              <table:table-cell office:value-type="float" office:value="24940390">
                <text:p>24940390</text:p>
              </table:table-cell>
              <table:table-cell office:value-type="float" office:value="24633537">
                <text:p>24633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51cm" svg:height="13.562cm" xlink:href=".." xlink:type="simple" chart:class="chart:scatter" chart:style-name="ch1">
        <chart:title svg:x="7.858cm" svg:y="0.407cm" chart:style-name="ch2">
          <text:p>[PAPI_L3_TCM] Level 3 cache misses</text:p>
        </chart:title>
        <chart:subtitle svg:x="21.149cm" svg:y="4.24cm" chart:style-name="ch3">
          <text:p>matrix size</text:p>
        </chart:subtitle>
        <chart:legend chart:legend-position="end" svg:x="21.551cm" svg:y="5.486cm" style:legend-expansion="high" chart:style-name="ch4"/>
        <chart:plot-area chart:style-name="ch5" table:cell-range-address="Sheet1.B13:Sheet1.M18" chart:data-source-has-labels="both" svg:x="1.48cm" svg:y="2.463cm" svg:width="19.602cm" svg:height="9.847cm">
          <chartooo:coordinate-region svg:x="3.213cm" svg:y="2.662cm" svg:width="17.682cm" svg:height="9.001cm"/>
          <chart:axis chart:dimension="x" chart:name="primary-x" chart:style-name="ch6" chartooo:axis-type="auto">
            <chart:title svg:x="10.655cm" svg:y="12.581cm" chart:style-name="ch7">
              <text:p>mm{x}.c</text:p>
            </chart:title>
            <chart:categories table:cell-range-address="Sheet1.C13:Sheet1.M13"/>
            <chart:grid chart:style-name="ch8" chart:class="major"/>
          </chart:axis>
          <chart:axis chart:dimension="y" chart:name="primary-y" chart:style-name="ch6">
            <chart:title svg:x="0.451cm" svg:y="7.84cm" chart:style-name="ch9">
              <text:p>value</text:p>
            </chart:title>
            <chart:grid chart:style-name="ch8" chart:class="major"/>
          </chart:axis>
          <chart:series chart:style-name="ch10" chart:values-cell-range-address="Sheet1.C14:Sheet1.M14" chart:label-cell-address="Sheet1.B14:Sheet1.B14" chart:class="chart:scatter">
            <chart:data-point chart:repeated="11"/>
          </chart:series>
          <chart:series chart:style-name="ch11" chart:values-cell-range-address="Sheet1.C15:Sheet1.M15" chart:label-cell-address="Sheet1.B15:Sheet1.B15" chart:class="chart:scatter">
            <chart:data-point chart:repeated="11"/>
          </chart:series>
          <chart:series chart:style-name="ch12" chart:values-cell-range-address="Sheet1.C16:Sheet1.M16" chart:label-cell-address="Sheet1.B16:Sheet1.B16" chart:class="chart:scatter">
            <chart:data-point chart:repeated="11"/>
          </chart:series>
          <chart:series chart:style-name="ch13" chart:values-cell-range-address="Sheet1.C17:Sheet1.M17" chart:label-cell-address="Sheet1.B17:Sheet1.B17" chart:class="chart:scatter">
            <chart:data-point chart:repeated="11"/>
          </chart:series>
          <chart:series chart:style-name="ch14" chart:values-cell-range-address="Sheet1.C18:Sheet1.M18" chart:label-cell-address="Sheet1.B18:Sheet1.B18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  <draw:g>
                  <svg:desc>Sheet1.C13:Sheet1.M13</svg:desc>
                </draw:g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  <draw:g>
                  <svg:desc>Sheet1.B14:Sheet1.B14</svg:desc>
                </draw:g>
              </table:table-cell>
              <table:table-cell office:value-type="float" office:value="58658">
                <text:p>58658</text:p>
                <draw:g>
                  <svg:desc>Sheet1.C14:Sheet1.M14</svg:desc>
                </draw:g>
              </table:table-cell>
              <table:table-cell office:value-type="float" office:value="47996">
                <text:p>47996</text:p>
              </table:table-cell>
              <table:table-cell office:value-type="float" office:value="41082">
                <text:p>41082</text:p>
              </table:table-cell>
              <table:table-cell office:value-type="float" office:value="39132">
                <text:p>39132</text:p>
              </table:table-cell>
              <table:table-cell office:value-type="float" office:value="45577">
                <text:p>45577</text:p>
              </table:table-cell>
              <table:table-cell office:value-type="float" office:value="41192">
                <text:p>41192</text:p>
              </table:table-cell>
              <table:table-cell office:value-type="float" office:value="53163">
                <text:p>53163</text:p>
              </table:table-cell>
              <table:table-cell office:value-type="float" office:value="57115">
                <text:p>57115</text:p>
              </table:table-cell>
              <table:table-cell office:value-type="float" office:value="48121">
                <text:p>48121</text:p>
              </table:table-cell>
              <table:table-cell office:value-type="float" office:value="79304">
                <text:p>79304</text:p>
              </table:table-cell>
              <table:table-cell office:value-type="float" office:value="628320">
                <text:p>628320</text:p>
              </table:table-cell>
            </table:table-row>
            <table:table-row>
              <table:table-cell office:value-type="string">
                <text:p>384</text:p>
                <draw:g>
                  <svg:desc>Sheet1.B15:Sheet1.B15</svg:desc>
                </draw:g>
              </table:table-cell>
              <table:table-cell office:value-type="float" office:value="60619">
                <text:p>60619</text:p>
                <draw:g>
                  <svg:desc>Sheet1.C15:Sheet1.M15</svg:desc>
                </draw:g>
              </table:table-cell>
              <table:table-cell office:value-type="float" office:value="22198">
                <text:p>22198</text:p>
              </table:table-cell>
              <table:table-cell office:value-type="float" office:value="34761">
                <text:p>34761</text:p>
              </table:table-cell>
              <table:table-cell office:value-type="float" office:value="15439">
                <text:p>15439</text:p>
              </table:table-cell>
              <table:table-cell office:value-type="float" office:value="31849">
                <text:p>31849</text:p>
              </table:table-cell>
              <table:table-cell office:value-type="float" office:value="30826">
                <text:p>30826</text:p>
              </table:table-cell>
              <table:table-cell office:value-type="float" office:value="253210">
                <text:p>253210</text:p>
              </table:table-cell>
              <table:table-cell office:value-type="float" office:value="132877">
                <text:p>132877</text:p>
              </table:table-cell>
              <table:table-cell office:value-type="float" office:value="114184">
                <text:p>114184</text:p>
              </table:table-cell>
              <table:table-cell office:value-type="float" office:value="23545">
                <text:p>23545</text:p>
              </table:table-cell>
              <table:table-cell office:value-type="float" office:value="602833">
                <text:p>602833</text:p>
              </table:table-cell>
            </table:table-row>
            <table:table-row>
              <table:table-cell office:value-type="string">
                <text:p>448</text:p>
                <draw:g>
                  <svg:desc>Sheet1.B16:Sheet1.B16</svg:desc>
                </draw:g>
              </table:table-cell>
              <table:table-cell office:value-type="float" office:value="151325">
                <text:p>151325</text:p>
                <draw:g>
                  <svg:desc>Sheet1.C16:Sheet1.M16</svg:desc>
                </draw:g>
              </table:table-cell>
              <table:table-cell office:value-type="float" office:value="178960">
                <text:p>178960</text:p>
              </table:table-cell>
              <table:table-cell office:value-type="float" office:value="82538">
                <text:p>82538</text:p>
              </table:table-cell>
              <table:table-cell office:value-type="float" office:value="80780">
                <text:p>80780</text:p>
              </table:table-cell>
              <table:table-cell office:value-type="float" office:value="30069">
                <text:p>30069</text:p>
              </table:table-cell>
              <table:table-cell office:value-type="float" office:value="663329">
                <text:p>663329</text:p>
              </table:table-cell>
              <table:table-cell office:value-type="float" office:value="2073655">
                <text:p>2073655</text:p>
              </table:table-cell>
              <table:table-cell office:value-type="float" office:value="1643389">
                <text:p>1643389</text:p>
              </table:table-cell>
              <table:table-cell office:value-type="float" office:value="314583">
                <text:p>314583</text:p>
              </table:table-cell>
              <table:table-cell office:value-type="float" office:value="156945">
                <text:p>156945</text:p>
              </table:table-cell>
              <table:table-cell office:value-type="float" office:value="41466">
                <text:p>41466</text:p>
              </table:table-cell>
            </table:table-row>
            <table:table-row>
              <table:table-cell office:value-type="string">
                <text:p>512</text:p>
                <draw:g>
                  <svg:desc>Sheet1.B17:Sheet1.B17</svg:desc>
                </draw:g>
              </table:table-cell>
              <table:table-cell office:value-type="float" office:value="21155328">
                <text:p>21155328</text:p>
                <draw:g>
                  <svg:desc>Sheet1.C17:Sheet1.M17</svg:desc>
                </draw:g>
              </table:table-cell>
              <table:table-cell office:value-type="float" office:value="4639755">
                <text:p>4639755</text:p>
              </table:table-cell>
              <table:table-cell office:value-type="float" office:value="13602450">
                <text:p>13602450</text:p>
              </table:table-cell>
              <table:table-cell office:value-type="float" office:value="22048315">
                <text:p>22048315</text:p>
              </table:table-cell>
              <table:table-cell office:value-type="float" office:value="8200011">
                <text:p>8200011</text:p>
              </table:table-cell>
              <table:table-cell office:value-type="float" office:value="15297726">
                <text:p>15297726</text:p>
              </table:table-cell>
              <table:table-cell office:value-type="float" office:value="57109279">
                <text:p>57109279</text:p>
              </table:table-cell>
              <table:table-cell office:value-type="float" office:value="6957483">
                <text:p>6957483</text:p>
              </table:table-cell>
              <table:table-cell office:value-type="float" office:value="1750621">
                <text:p>1750621</text:p>
              </table:table-cell>
              <table:table-cell office:value-type="float" office:value="1306859">
                <text:p>1306859</text:p>
              </table:table-cell>
              <table:table-cell office:value-type="float" office:value="1000708">
                <text:p>1000708</text:p>
              </table:table-cell>
            </table:table-row>
            <table:table-row>
              <table:table-cell office:value-type="string">
                <text:p>576</text:p>
                <draw:g>
                  <svg:desc>Sheet1.B18:Sheet1.B18</svg:desc>
                </draw:g>
              </table:table-cell>
              <table:table-cell office:value-type="float" office:value="6210034">
                <text:p>6210034</text:p>
                <draw:g>
                  <svg:desc>Sheet1.C18:Sheet1.M18</svg:desc>
                </draw:g>
              </table:table-cell>
              <table:table-cell office:value-type="float" office:value="16885008">
                <text:p>16885008</text:p>
              </table:table-cell>
              <table:table-cell office:value-type="float" office:value="16160492">
                <text:p>16160492</text:p>
              </table:table-cell>
              <table:table-cell office:value-type="float" office:value="8032919">
                <text:p>8032919</text:p>
              </table:table-cell>
              <table:table-cell office:value-type="float" office:value="5788335">
                <text:p>5788335</text:p>
              </table:table-cell>
              <table:table-cell office:value-type="float" office:value="6400409">
                <text:p>6400409</text:p>
              </table:table-cell>
              <table:table-cell office:value-type="float" office:value="11862426">
                <text:p>11862426</text:p>
              </table:table-cell>
              <table:table-cell office:value-type="float" office:value="12938312">
                <text:p>12938312</text:p>
              </table:table-cell>
              <table:table-cell office:value-type="float" office:value="4727671">
                <text:p>4727671</text:p>
              </table:table-cell>
              <table:table-cell office:value-type="float" office:value="5397602">
                <text:p>5397602</text:p>
              </table:table-cell>
              <table:table-cell office:value-type="float" office:value="2481875">
                <text:p>248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16cm" svg:height="13.828cm" xlink:href=".." xlink:type="simple" chart:class="chart:scatter" chart:style-name="ch1">
        <chart:title svg:x="7.425cm" svg:y="0.412cm" chart:style-name="ch2">
          <text:p>[PAPI_L1_DCM] Level 1 data cache misses</text:p>
        </chart:title>
        <chart:subtitle svg:x="21.315cm" svg:y="4.725cm" chart:style-name="ch3">
          <text:p>matrix size</text:p>
        </chart:subtitle>
        <chart:legend chart:legend-position="end" svg:x="21.716cm" svg:y="5.619cm" style:legend-expansion="high" chart:style-name="ch4"/>
        <chart:plot-area chart:style-name="ch5" table:cell-range-address="Sheet1.B21:Sheet1.M26" chart:data-source-has-labels="both" svg:x="1.483cm" svg:y="2.478cm" svg:width="19.761cm" svg:height="10.093cm">
          <chartooo:coordinate-region svg:x="3.401cm" svg:y="2.677cm" svg:width="17.656cm" svg:height="9.247cm"/>
          <chart:axis chart:dimension="x" chart:name="primary-x" chart:style-name="ch6" chartooo:axis-type="auto">
            <chart:title svg:x="10.737cm" svg:y="12.847cm" chart:style-name="ch7">
              <text:p>mm{x}.c</text:p>
            </chart:title>
            <chart:categories table:cell-range-address="Sheet1.C21:Sheet1.M21"/>
          </chart:axis>
          <chart:axis chart:dimension="y" chart:name="primary-y" chart:style-name="ch6">
            <chart:title svg:x="0.451cm" svg:y="7.978cm" chart:style-name="ch8">
              <text:p>value</text:p>
            </chart:title>
            <chart:grid chart:style-name="ch9" chart:class="major"/>
          </chart:axis>
          <chart:series chart:style-name="ch10" chart:values-cell-range-address="Sheet1.C22:Sheet1.M22" chart:label-cell-address="Sheet1.B22:Sheet1.B22" chart:class="chart:scatter">
            <chart:data-point chart:repeated="11"/>
          </chart:series>
          <chart:series chart:style-name="ch11" chart:values-cell-range-address="Sheet1.C23:Sheet1.M23" chart:label-cell-address="Sheet1.B23:Sheet1.B23" chart:class="chart:scatter">
            <chart:data-point chart:repeated="11"/>
          </chart:series>
          <chart:series chart:style-name="ch12" chart:values-cell-range-address="Sheet1.C24:Sheet1.M24" chart:label-cell-address="Sheet1.B24:Sheet1.B24" chart:class="chart:scatter">
            <chart:data-point chart:repeated="11"/>
          </chart:series>
          <chart:series chart:style-name="ch13" chart:values-cell-range-address="Sheet1.C25:Sheet1.M25" chart:label-cell-address="Sheet1.B25:Sheet1.B25" chart:class="chart:scatter">
            <chart:data-point chart:repeated="11"/>
          </chart:series>
          <chart:series chart:style-name="ch14" chart:values-cell-range-address="Sheet1.C26:Sheet1.M26" chart:label-cell-address="Sheet1.B26:Sheet1.B2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  <draw:g>
                  <svg:desc>Sheet1.C21:Sheet1.M21</svg:desc>
                </draw:g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  <draw:g>
                  <svg:desc>Sheet1.B22:Sheet1.B22</svg:desc>
                </draw:g>
              </table:table-cell>
              <table:table-cell office:value-type="float" office:value="33458267">
                <text:p>33458267</text:p>
                <draw:g>
                  <svg:desc>Sheet1.C22:Sheet1.M22</svg:desc>
                </draw:g>
              </table:table-cell>
              <table:table-cell office:value-type="float" office:value="33477490">
                <text:p>33477490</text:p>
              </table:table-cell>
              <table:table-cell office:value-type="float" office:value="33462790">
                <text:p>33462790</text:p>
              </table:table-cell>
              <table:table-cell office:value-type="float" office:value="33489072">
                <text:p>33489072</text:p>
              </table:table-cell>
              <table:table-cell office:value-type="float" office:value="33476487">
                <text:p>33476487</text:p>
              </table:table-cell>
              <table:table-cell office:value-type="float" office:value="33453648">
                <text:p>33453648</text:p>
              </table:table-cell>
              <table:table-cell office:value-type="float" office:value="33456477">
                <text:p>33456477</text:p>
              </table:table-cell>
              <table:table-cell office:value-type="float" office:value="4111546">
                <text:p>4111546</text:p>
              </table:table-cell>
              <table:table-cell office:value-type="float" office:value="4184513">
                <text:p>4184513</text:p>
              </table:table-cell>
              <table:table-cell office:value-type="float" office:value="4190831">
                <text:p>4190831</text:p>
              </table:table-cell>
              <table:table-cell office:value-type="float" office:value="4584583">
                <text:p>4584583</text:p>
              </table:table-cell>
            </table:table-row>
            <table:table-row>
              <table:table-cell office:value-type="string">
                <text:p>384</text:p>
                <draw:g>
                  <svg:desc>Sheet1.B23:Sheet1.B23</svg:desc>
                </draw:g>
              </table:table-cell>
              <table:table-cell office:value-type="float" office:value="57257237">
                <text:p>57257237</text:p>
                <draw:g>
                  <svg:desc>Sheet1.C23:Sheet1.M23</svg:desc>
                </draw:g>
              </table:table-cell>
              <table:table-cell office:value-type="float" office:value="57274126">
                <text:p>57274126</text:p>
              </table:table-cell>
              <table:table-cell office:value-type="float" office:value="57279213">
                <text:p>57279213</text:p>
              </table:table-cell>
              <table:table-cell office:value-type="float" office:value="57296294">
                <text:p>57296294</text:p>
              </table:table-cell>
              <table:table-cell office:value-type="float" office:value="57329098">
                <text:p>57329098</text:p>
              </table:table-cell>
              <table:table-cell office:value-type="float" office:value="57309908">
                <text:p>57309908</text:p>
              </table:table-cell>
              <table:table-cell office:value-type="float" office:value="57317296">
                <text:p>57317296</text:p>
              </table:table-cell>
              <table:table-cell office:value-type="float" office:value="7098149">
                <text:p>7098149</text:p>
              </table:table-cell>
              <table:table-cell office:value-type="float" office:value="7196679">
                <text:p>7196679</text:p>
              </table:table-cell>
              <table:table-cell office:value-type="float" office:value="7304663">
                <text:p>7304663</text:p>
              </table:table-cell>
              <table:table-cell office:value-type="float" office:value="7902466">
                <text:p>7902466</text:p>
              </table:table-cell>
            </table:table-row>
            <table:table-row>
              <table:table-cell office:value-type="string">
                <text:p>448</text:p>
                <draw:g>
                  <svg:desc>Sheet1.B24:Sheet1.B24</svg:desc>
                </draw:g>
              </table:table-cell>
              <table:table-cell office:value-type="float" office:value="91640103">
                <text:p>91640103</text:p>
                <draw:g>
                  <svg:desc>Sheet1.C24:Sheet1.M24</svg:desc>
                </draw:g>
              </table:table-cell>
              <table:table-cell office:value-type="float" office:value="91726213">
                <text:p>91726213</text:p>
              </table:table-cell>
              <table:table-cell office:value-type="float" office:value="91701099">
                <text:p>91701099</text:p>
              </table:table-cell>
              <table:table-cell office:value-type="float" office:value="91750308">
                <text:p>91750308</text:p>
              </table:table-cell>
              <table:table-cell office:value-type="float" office:value="91759195">
                <text:p>91759195</text:p>
              </table:table-cell>
              <table:table-cell office:value-type="float" office:value="91731794">
                <text:p>91731794</text:p>
              </table:table-cell>
              <table:table-cell office:value-type="float" office:value="91713801">
                <text:p>91713801</text:p>
              </table:table-cell>
              <table:table-cell office:value-type="float" office:value="11274043">
                <text:p>11274043</text:p>
              </table:table-cell>
              <table:table-cell office:value-type="float" office:value="11594568">
                <text:p>11594568</text:p>
              </table:table-cell>
              <table:table-cell office:value-type="float" office:value="11776160">
                <text:p>11776160</text:p>
              </table:table-cell>
              <table:table-cell office:value-type="float" office:value="12422250">
                <text:p>12422250</text:p>
              </table:table-cell>
            </table:table-row>
            <table:table-row>
              <table:table-cell office:value-type="string">
                <text:p>512</text:p>
                <draw:g>
                  <svg:desc>Sheet1.B25:Sheet1.B25</svg:desc>
                </draw:g>
              </table:table-cell>
              <table:table-cell office:value-type="float" office:value="134980985">
                <text:p>134980985</text:p>
                <draw:g>
                  <svg:desc>Sheet1.C25:Sheet1.M25</svg:desc>
                </draw:g>
              </table:table-cell>
              <table:table-cell office:value-type="float" office:value="135111751">
                <text:p>135111751</text:p>
              </table:table-cell>
              <table:table-cell office:value-type="float" office:value="135367172">
                <text:p>135367172</text:p>
              </table:table-cell>
              <table:table-cell office:value-type="float" office:value="135538142">
                <text:p>135538142</text:p>
              </table:table-cell>
              <table:table-cell office:value-type="float" office:value="135374913">
                <text:p>135374913</text:p>
              </table:table-cell>
              <table:table-cell office:value-type="float" office:value="135508559">
                <text:p>135508559</text:p>
              </table:table-cell>
              <table:table-cell office:value-type="float" office:value="135125043">
                <text:p>135125043</text:p>
              </table:table-cell>
              <table:table-cell office:value-type="float" office:value="16932843">
                <text:p>16932843</text:p>
              </table:table-cell>
              <table:table-cell office:value-type="float" office:value="33882814">
                <text:p>33882814</text:p>
              </table:table-cell>
              <table:table-cell office:value-type="float" office:value="31478833">
                <text:p>31478833</text:p>
              </table:table-cell>
              <table:table-cell office:value-type="float" office:value="34562738">
                <text:p>34562738</text:p>
              </table:table-cell>
            </table:table-row>
            <table:table-row>
              <table:table-cell office:value-type="string">
                <text:p>576</text:p>
                <draw:g>
                  <svg:desc>Sheet1.B26:Sheet1.B26</svg:desc>
                </draw:g>
              </table:table-cell>
              <table:table-cell office:value-type="float" office:value="194807499">
                <text:p>194807499</text:p>
                <draw:g>
                  <svg:desc>Sheet1.C26:Sheet1.M26</svg:desc>
                </draw:g>
              </table:table-cell>
              <table:table-cell office:value-type="float" office:value="194946909">
                <text:p>194946909</text:p>
              </table:table-cell>
              <table:table-cell office:value-type="float" office:value="194933109">
                <text:p>194933109</text:p>
              </table:table-cell>
              <table:table-cell office:value-type="float" office:value="195068266">
                <text:p>195068266</text:p>
              </table:table-cell>
              <table:table-cell office:value-type="float" office:value="194934234">
                <text:p>194934234</text:p>
              </table:table-cell>
              <table:table-cell office:value-type="float" office:value="194859099">
                <text:p>194859099</text:p>
              </table:table-cell>
              <table:table-cell office:value-type="float" office:value="194857606">
                <text:p>194857606</text:p>
              </table:table-cell>
              <table:table-cell office:value-type="float" office:value="24054542">
                <text:p>24054542</text:p>
              </table:table-cell>
              <table:table-cell office:value-type="float" office:value="27441616">
                <text:p>27441616</text:p>
              </table:table-cell>
              <table:table-cell office:value-type="float" office:value="27493223">
                <text:p>27493223</text:p>
              </table:table-cell>
              <table:table-cell office:value-type="float" office:value="26204028">
                <text:p>26204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41cm" svg:height="13.775cm" xlink:href=".." xlink:type="simple" chart:class="chart:scatter" chart:style-name="ch1">
        <chart:title svg:x="6.758cm" svg:y="0.411cm" chart:style-name="ch2">
          <text:p>[PAPI_STL_ICY] Cycles with no instruction issue</text:p>
        </chart:title>
        <chart:subtitle svg:x="21.039cm" svg:y="4.643cm" chart:style-name="ch3">
          <text:p>matrix size</text:p>
        </chart:subtitle>
        <chart:legend chart:legend-position="end" svg:x="21.441cm" svg:y="5.592cm" style:legend-expansion="high" chart:style-name="ch4"/>
        <chart:plot-area chart:style-name="ch5" table:cell-range-address="Sheet1.B29:Sheet1.M34" chart:data-source-has-labels="both" svg:x="1.477cm" svg:y="2.475cm" svg:width="19.498cm" svg:height="10.044cm">
          <chartooo:coordinate-region svg:x="3.024cm" svg:y="2.674cm" svg:width="17.578cm" svg:height="9.198cm"/>
          <chart:axis chart:dimension="x" chart:name="primary-x" chart:style-name="ch6" chartooo:axis-type="auto">
            <chart:title svg:x="10.6cm" svg:y="12.794cm" chart:style-name="ch7">
              <text:p>mm{x}.c</text:p>
            </chart:title>
            <chart:categories table:cell-range-address="Sheet1.C29:Sheet1.M29"/>
          </chart:axis>
          <chart:axis chart:dimension="y" chart:name="primary-y" chart:style-name="ch6">
            <chart:title svg:x="0.451cm" svg:y="7.951cm" chart:style-name="ch8">
              <text:p>value</text:p>
            </chart:title>
            <chart:grid chart:style-name="ch9" chart:class="major"/>
          </chart:axis>
          <chart:series chart:style-name="ch10" chart:values-cell-range-address="Sheet1.C30:Sheet1.M30" chart:label-cell-address="Sheet1.B30:Sheet1.B30" chart:class="chart:scatter">
            <chart:data-point chart:repeated="11"/>
          </chart:series>
          <chart:series chart:style-name="ch11" chart:values-cell-range-address="Sheet1.C31:Sheet1.M31" chart:label-cell-address="Sheet1.B31:Sheet1.B31" chart:class="chart:scatter">
            <chart:data-point chart:repeated="11"/>
          </chart:series>
          <chart:series chart:style-name="ch12" chart:values-cell-range-address="Sheet1.C32:Sheet1.M32" chart:label-cell-address="Sheet1.B32:Sheet1.B32" chart:class="chart:scatter">
            <chart:data-point chart:repeated="11"/>
          </chart:series>
          <chart:series chart:style-name="ch13" chart:values-cell-range-address="Sheet1.C33:Sheet1.M33" chart:label-cell-address="Sheet1.B33:Sheet1.B33" chart:class="chart:scatter">
            <chart:data-point chart:repeated="11"/>
          </chart:series>
          <chart:series chart:style-name="ch14" chart:values-cell-range-address="Sheet1.C34:Sheet1.M34" chart:label-cell-address="Sheet1.B34:Sheet1.B34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  <draw:g>
                  <svg:desc>Sheet1.C29:Sheet1.M29</svg:desc>
                </draw:g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  <draw:g>
                  <svg:desc>Sheet1.B30:Sheet1.B30</svg:desc>
                </draw:g>
              </table:table-cell>
              <table:table-cell office:value-type="float" office:value="574690">
                <text:p>574690</text:p>
                <draw:g>
                  <svg:desc>Sheet1.C30:Sheet1.M30</svg:desc>
                </draw:g>
              </table:table-cell>
              <table:table-cell office:value-type="float" office:value="571327">
                <text:p>571327</text:p>
              </table:table-cell>
              <table:table-cell office:value-type="float" office:value="588744">
                <text:p>588744</text:p>
              </table:table-cell>
              <table:table-cell office:value-type="float" office:value="570794">
                <text:p>570794</text:p>
              </table:table-cell>
              <table:table-cell office:value-type="float" office:value="243584">
                <text:p>243584</text:p>
              </table:table-cell>
              <table:table-cell office:value-type="float" office:value="182057">
                <text:p>182057</text:p>
              </table:table-cell>
              <table:table-cell office:value-type="float" office:value="146540">
                <text:p>146540</text:p>
              </table:table-cell>
              <table:table-cell office:value-type="float" office:value="316202">
                <text:p>316202</text:p>
              </table:table-cell>
              <table:table-cell office:value-type="float" office:value="994886">
                <text:p>994886</text:p>
              </table:table-cell>
              <table:table-cell office:value-type="float" office:value="542483">
                <text:p>542483</text:p>
              </table:table-cell>
              <table:table-cell office:value-type="float" office:value="825683">
                <text:p>825683</text:p>
              </table:table-cell>
            </table:table-row>
            <table:table-row>
              <table:table-cell office:value-type="string">
                <text:p>384</text:p>
                <draw:g>
                  <svg:desc>Sheet1.B31:Sheet1.B31</svg:desc>
                </draw:g>
              </table:table-cell>
              <table:table-cell office:value-type="float" office:value="710966">
                <text:p>710966</text:p>
                <draw:g>
                  <svg:desc>Sheet1.C31:Sheet1.M31</svg:desc>
                </draw:g>
              </table:table-cell>
              <table:table-cell office:value-type="float" office:value="686063">
                <text:p>686063</text:p>
              </table:table-cell>
              <table:table-cell office:value-type="float" office:value="718558">
                <text:p>718558</text:p>
              </table:table-cell>
              <table:table-cell office:value-type="float" office:value="665870">
                <text:p>665870</text:p>
              </table:table-cell>
              <table:table-cell office:value-type="float" office:value="1163203">
                <text:p>1163203</text:p>
              </table:table-cell>
              <table:table-cell office:value-type="float" office:value="845190">
                <text:p>845190</text:p>
              </table:table-cell>
              <table:table-cell office:value-type="float" office:value="1813140">
                <text:p>1813140</text:p>
              </table:table-cell>
              <table:table-cell office:value-type="float" office:value="885442">
                <text:p>885442</text:p>
              </table:table-cell>
              <table:table-cell office:value-type="float" office:value="2413430">
                <text:p>2413430</text:p>
              </table:table-cell>
              <table:table-cell office:value-type="float" office:value="305704">
                <text:p>305704</text:p>
              </table:table-cell>
              <table:table-cell office:value-type="float" office:value="754279">
                <text:p>754279</text:p>
              </table:table-cell>
            </table:table-row>
            <table:table-row>
              <table:table-cell office:value-type="string">
                <text:p>448</text:p>
                <draw:g>
                  <svg:desc>Sheet1.B32:Sheet1.B32</svg:desc>
                </draw:g>
              </table:table-cell>
              <table:table-cell office:value-type="float" office:value="1087695">
                <text:p>1087695</text:p>
                <draw:g>
                  <svg:desc>Sheet1.C32:Sheet1.M32</svg:desc>
                </draw:g>
              </table:table-cell>
              <table:table-cell office:value-type="float" office:value="1460174">
                <text:p>1460174</text:p>
              </table:table-cell>
              <table:table-cell office:value-type="float" office:value="1041105">
                <text:p>1041105</text:p>
              </table:table-cell>
              <table:table-cell office:value-type="float" office:value="1003133">
                <text:p>1003133</text:p>
              </table:table-cell>
              <table:table-cell office:value-type="float" office:value="1098344">
                <text:p>1098344</text:p>
              </table:table-cell>
              <table:table-cell office:value-type="float" office:value="1564567">
                <text:p>1564567</text:p>
              </table:table-cell>
              <table:table-cell office:value-type="float" office:value="2036835">
                <text:p>2036835</text:p>
              </table:table-cell>
              <table:table-cell office:value-type="float" office:value="1439248">
                <text:p>1439248</text:p>
              </table:table-cell>
              <table:table-cell office:value-type="float" office:value="3525946">
                <text:p>3525946</text:p>
              </table:table-cell>
              <table:table-cell office:value-type="float" office:value="453920">
                <text:p>453920</text:p>
              </table:table-cell>
              <table:table-cell office:value-type="float" office:value="751722">
                <text:p>751722</text:p>
              </table:table-cell>
            </table:table-row>
            <table:table-row>
              <table:table-cell office:value-type="string">
                <text:p>512</text:p>
                <draw:g>
                  <svg:desc>Sheet1.B33:Sheet1.B33</svg:desc>
                </draw:g>
              </table:table-cell>
              <table:table-cell office:value-type="float" office:value="10197954">
                <text:p>10197954</text:p>
                <draw:g>
                  <svg:desc>Sheet1.C33:Sheet1.M33</svg:desc>
                </draw:g>
              </table:table-cell>
              <table:table-cell office:value-type="float" office:value="3819614">
                <text:p>3819614</text:p>
              </table:table-cell>
              <table:table-cell office:value-type="float" office:value="9238572">
                <text:p>9238572</text:p>
              </table:table-cell>
              <table:table-cell office:value-type="float" office:value="10125358">
                <text:p>10125358</text:p>
              </table:table-cell>
              <table:table-cell office:value-type="float" office:value="2434339">
                <text:p>2434339</text:p>
              </table:table-cell>
              <table:table-cell office:value-type="float" office:value="12761935">
                <text:p>12761935</text:p>
              </table:table-cell>
              <table:table-cell office:value-type="float" office:value="5302579">
                <text:p>5302579</text:p>
              </table:table-cell>
              <table:table-cell office:value-type="float" office:value="3445745">
                <text:p>3445745</text:p>
              </table:table-cell>
              <table:table-cell office:value-type="float" office:value="6958475">
                <text:p>6958475</text:p>
              </table:table-cell>
              <table:table-cell office:value-type="float" office:value="16616030">
                <text:p>16616030</text:p>
              </table:table-cell>
              <table:table-cell office:value-type="float" office:value="1733726">
                <text:p>1733726</text:p>
              </table:table-cell>
            </table:table-row>
            <table:table-row>
              <table:table-cell office:value-type="string">
                <text:p>576</text:p>
                <draw:g>
                  <svg:desc>Sheet1.B34:Sheet1.B34</svg:desc>
                </draw:g>
              </table:table-cell>
              <table:table-cell office:value-type="float" office:value="4907872">
                <text:p>4907872</text:p>
                <draw:g>
                  <svg:desc>Sheet1.C34:Sheet1.M34</svg:desc>
                </draw:g>
              </table:table-cell>
              <table:table-cell office:value-type="float" office:value="4866331">
                <text:p>4866331</text:p>
              </table:table-cell>
              <table:table-cell office:value-type="float" office:value="6075325">
                <text:p>6075325</text:p>
              </table:table-cell>
              <table:table-cell office:value-type="float" office:value="6692527">
                <text:p>6692527</text:p>
              </table:table-cell>
              <table:table-cell office:value-type="float" office:value="4667006">
                <text:p>4667006</text:p>
              </table:table-cell>
              <table:table-cell office:value-type="float" office:value="6861972">
                <text:p>6861972</text:p>
              </table:table-cell>
              <table:table-cell office:value-type="float" office:value="6673276">
                <text:p>6673276</text:p>
              </table:table-cell>
              <table:table-cell office:value-type="float" office:value="6417604">
                <text:p>6417604</text:p>
              </table:table-cell>
              <table:table-cell office:value-type="float" office:value="12504629">
                <text:p>12504629</text:p>
              </table:table-cell>
              <table:table-cell office:value-type="float" office:value="8991265">
                <text:p>8991265</text:p>
              </table:table-cell>
              <table:table-cell office:value-type="float" office:value="2403319">
                <text:p>24033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